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5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4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4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04.76952" calcext:value-type="float">
            <text:p>-304.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4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4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0.318216" calcext:value-type="float">
            <text:p>-150.3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4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04.4952" calcext:value-type="float">
            <text:p>-304.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4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4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04.76952" calcext:value-type="float">
            <text:p>-304.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4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4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04.76952" calcext:value-type="float">
            <text:p>-304.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4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4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04.76952" calcext:value-type="float">
            <text:p>-304.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4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4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3.222104" calcext:value-type="float">
            <text:p>-73.2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4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8.9838" calcext:value-type="float">
            <text:p>-98.9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3.222104" calcext:value-type="float">
            <text:p>-73.2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04.76952" calcext:value-type="float">
            <text:p>-304.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7.780936" calcext:value-type="float">
            <text:p>-57.7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1.801984" calcext:value-type="float">
            <text:p>-201.8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0.025608" calcext:value-type="float">
            <text:p>-150.0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7.521856" calcext:value-type="float">
            <text:p>-57.5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7.3964" calcext:value-type="float">
            <text:p>-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8.971608" calcext:value-type="float">
            <text:p>-98.9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3.100184" calcext:value-type="float">
            <text:p>-73.1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9.977568" calcext:value-type="float">
            <text:p>-39.9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4.021168" calcext:value-type="float">
            <text:p>-84.0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3.103232" calcext:value-type="float">
            <text:p>-73.1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2.963024" calcext:value-type="float">
            <text:p>-72.9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3.185528" calcext:value-type="float">
            <text:p>-73.1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3.033128" calcext:value-type="float">
            <text:p>-73.0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0.023288" calcext:value-type="float">
            <text:p>-40.0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6.767536" calcext:value-type="float">
            <text:p>-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7.77484" calcext:value-type="float">
            <text:p>-57.7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0.05072" calcext:value-type="float">
            <text:p>-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0.211776" calcext:value-type="float">
            <text:p>-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7.747408" calcext:value-type="float">
            <text:p>-57.7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3.222104" calcext:value-type="float">
            <text:p>-73.2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04.76952" calcext:value-type="float">
            <text:p>-304.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4.22904" calcext:value-type="float">
            <text:p>-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4.705992" calcext:value-type="float">
            <text:p>-64.7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04.76952" calcext:value-type="float">
            <text:p>-304.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8.956368" calcext:value-type="float">
            <text:p>-98.9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9.617176" calcext:value-type="float">
            <text:p>-149.6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4.006048" calcext:value-type="float">
            <text:p>-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4.667952" calcext:value-type="float">
            <text:p>-34.6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04.76952" calcext:value-type="float">
            <text:p>-304.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4.346328" calcext:value-type="float">
            <text:p>-64.3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355568" calcext:value-type="float">
            <text:p>-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862304" calcext:value-type="float">
            <text:p>-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2.077152" calcext:value-type="float">
            <text:p>-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8512" calcext:value-type="float">
            <text:p>-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822936" calcext:value-type="float">
            <text:p>-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801344" calcext:value-type="float">
            <text:p>-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795504" calcext:value-type="float">
            <text:p>-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76172" calcext:value-type="float">
            <text:p>-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74648" calcext:value-type="float">
            <text:p>-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8016" calcext:value-type="float">
            <text:p>-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46536" calcext:value-type="float">
            <text:p>-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48544" calcext:value-type="float">
            <text:p>-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37392" calcext:value-type="float">
            <text:p>-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841992" calcext:value-type="float">
            <text:p>-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5.334976" calcext:value-type="float">
            <text:p>-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98864" calcext:value-type="float">
            <text:p>-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62288" calcext:value-type="float">
            <text:p>-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2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21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882133333333" calcext:value-type="float">
            <text:p>5.97882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153066666667" calcext:value-type="float">
            <text:p>5.98153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7898" calcext:value-type="float">
            <text:p>5.787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610844444444" calcext:value-type="float">
            <text:p>5.496108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637542857143" calcext:value-type="float">
            <text:p>5.61637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908386206897" calcext:value-type="float">
            <text:p>5.729083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914171428572" calcext:value-type="float">
            <text:p>5.869141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828303448276" calcext:value-type="float">
            <text:p>6.048283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131555555556" calcext:value-type="float">
            <text:p>6.151315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589379310345" calcext:value-type="float">
            <text:p>6.165893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06656" calcext:value-type="float">
            <text:p>6.217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13428571429" calcext:value-type="float">
            <text:p>6.24513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39329032258" calcext:value-type="float">
            <text:p>6.47739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30096" calcext:value-type="float">
            <text:p>6.50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17574193548" calcext:value-type="float">
            <text:p>6.53117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99208" calcext:value-type="float">
            <text:p>6.57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671638709677" calcext:value-type="float">
            <text:p>6.61671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43870967742" calcext:value-type="float">
            <text:p>6.65643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76752" calcext:value-type="float">
            <text:p>6.69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52361290323" calcext:value-type="float">
            <text:p>6.73352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0632" calcext:value-type="float">
            <text:p>6.75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76129032258" calcext:value-type="float">
            <text:p>6.7547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012257142857" calcext:value-type="float">
            <text:p>6.75012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420025806452" calcext:value-type="float">
            <text:p>6.76420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853212903226" calcext:value-type="float">
            <text:p>6.83853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583690322581" calcext:value-type="float">
            <text:p>6.85583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71592" calcext:value-type="float">
            <text:p>6.88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77496774194" calcext:value-type="float">
            <text:p>6.88877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794787096774" calcext:value-type="float">
            <text:p>6.90794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1264" calcext:value-type="float">
            <text:p>6.8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21470967742" calcext:value-type="float">
            <text:p>6.76921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3088" calcext:value-type="float">
            <text:p>6.76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643277419355" calcext:value-type="float">
            <text:p>6.75643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72355555556" calcext:value-type="float">
            <text:p>6.748723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75024" calcext:value-type="float">
            <text:p>6.73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81771428572" calcext:value-type="float">
            <text:p>6.705817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1992" calcext:value-type="float">
            <text:p>6.69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513729032258" calcext:value-type="float">
            <text:p>6.71513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9296" calcext:value-type="float">
            <text:p>6.75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07070967742" calcext:value-type="float">
            <text:p>6.76007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317083870968" calcext:value-type="float">
            <text:p>6.71317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7552" calcext:value-type="float">
            <text:p>6.70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727148387097" calcext:value-type="float">
            <text:p>6.70727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3376" calcext:value-type="float">
            <text:p>6.71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267922580645" calcext:value-type="float">
            <text:p>6.71267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306234482759" calcext:value-type="float">
            <text:p>6.713062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1456" calcext:value-type="float">
            <text:p>6.70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490606451613" calcext:value-type="float">
            <text:p>6.63490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25928" calcext:value-type="float">
            <text:p>6.62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10735483871" calcext:value-type="float">
            <text:p>6.62310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57424" calcext:value-type="float">
            <text:p>6.62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727741935484" calcext:value-type="float">
            <text:p>6.60727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62735483871" calcext:value-type="float">
            <text:p>6.59262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30552" calcext:value-type="float">
            <text:p>6.56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612077419355" calcext:value-type="float">
            <text:p>6.54612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21688" calcext:value-type="float">
            <text:p>6.53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444685714286" calcext:value-type="float">
            <text:p>6.51444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430477419355" calcext:value-type="float">
            <text:p>6.49430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46646153846" calcext:value-type="float">
            <text:p>6.428466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64032" calcext:value-type="float">
            <text:p>6.42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623907692308" calcext:value-type="float">
            <text:p>6.426239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542272" calcext:value-type="float">
            <text:p>6.445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514861538462" calcext:value-type="float">
            <text:p>6.435148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477476923077" calcext:value-type="float">
            <text:p>6.374774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86208" calcext:value-type="float">
            <text:p>6.33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281634782609" calcext:value-type="float">
            <text:p>6.332816347826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41257142857" calcext:value-type="float">
            <text:p>6.40341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123542857143" calcext:value-type="float">
            <text:p>6.40123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818742857143" calcext:value-type="float">
            <text:p>6.39818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254171428571" calcext:value-type="float">
            <text:p>6.40254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111733333333" calcext:value-type="float">
            <text:p>6.06111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66666666667" calcext:value-type="float">
            <text:p>6.05366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265066666667" calcext:value-type="float">
            <text:p>6.05265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88168421053" calcext:value-type="float">
            <text:p>6.11188168421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363485714286" calcext:value-type="float">
            <text:p>6.11363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517371428571" calcext:value-type="float">
            <text:p>6.12517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401511111111" calcext:value-type="float">
            <text:p>6.104015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967142857143" calcext:value-type="float">
            <text:p>6.07967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126755555556" calcext:value-type="float">
            <text:p>6.021267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435714285714" calcext:value-type="float">
            <text:p>6.01435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41216" calcext:value-type="float">
            <text:p>6.010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66035862069" calcext:value-type="float">
            <text:p>5.906603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86064" calcext:value-type="float">
            <text:p>5.91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993316129032" calcext:value-type="float">
            <text:p>5.92993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10296" calcext:value-type="float">
            <text:p>5.90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991587096774" calcext:value-type="float">
            <text:p>5.88991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006632258065" calcext:value-type="float">
            <text:p>5.84006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1976" calcext:value-type="float">
            <text:p>5.72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95664516129" calcext:value-type="float">
            <text:p>5.69995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7712" calcext:value-type="float">
            <text:p>5.68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86167741936" calcext:value-type="float">
            <text:p>5.77586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03227586207" calcext:value-type="float">
            <text:p>5.763032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18015483871" calcext:value-type="float">
            <text:p>5.7618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36206451613" calcext:value-type="float">
            <text:p>5.71136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71768" calcext:value-type="float">
            <text:p>5.70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29496774194" calcext:value-type="float">
            <text:p>5.71529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5224" calcext:value-type="float">
            <text:p>5.75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58064516129" calcext:value-type="float">
            <text:p>5.7395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12903225806" calcext:value-type="float">
            <text:p>5.67812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81472" calcext:value-type="float">
            <text:p>5.64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74967741935" calcext:value-type="float">
            <text:p>5.64174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6504" calcext:value-type="float">
            <text:p>5.63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614529032258" calcext:value-type="float">
            <text:p>5.63614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760257142857" calcext:value-type="float">
            <text:p>5.63760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319561290323" calcext:value-type="float">
            <text:p>5.63319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081885714286" calcext:value-type="float">
            <text:p>5.68081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508444444444" calcext:value-type="float">
            <text:p>5.685084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171942857143" calcext:value-type="float">
            <text:p>5.70171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769066666667" calcext:value-type="float">
            <text:p>5.73769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047257142857" calcext:value-type="float">
            <text:p>5.74047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639542857143" calcext:value-type="float">
            <text:p>5.77639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740977777778" calcext:value-type="float">
            <text:p>5.917409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79" calcext:value-type="float">
            <text:p>6.0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400533333333" calcext:value-type="float">
            <text:p>6.054005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62956521739" calcext:value-type="float">
            <text:p>6.047629565217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182133333333" calcext:value-type="float">
            <text:p>5.85182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49866666667" calcext:value-type="float">
            <text:p>5.85249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3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098" meta:object-count="0"/>
    <meta:user-defined meta:name="AppVersion">3.0</meta:user-defined>
  </office:meta>
</office:document-meta>
</file>